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'JetBrains Mono Regular" svg:font-family="''JetBrains Mono Regular', 'Droid Sans Mono', monospace, monospace, 'Droid Sans Fallback', ',', 'Droid Sans Mono', ',', monospace, ', monospace,', 'Droid Sans Fallback', 'font-weight: normal', 'font-size: 14px', 'line-height: 19px', 'white-space: pre'"/>
    <style:font-face style:name="DejaVu Sans1" svg:font-family="'DejaVu Sans'" style:font-family-generic="swiss"/>
    <style:font-face style:name="Inter Light" svg:font-family="'Inter Light'" style:font-pitch="variable"/>
    <style:font-face style:name="Inter Medium" svg:font-family="'Inter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Inter Light" officeooo:rsid="0019d632" officeooo:paragraph-rsid="0019d632"/>
    </style:style>
    <style:style style:name="P2" style:family="paragraph" style:parent-style-name="Standard">
      <style:paragraph-properties fo:text-align="center" style:justify-single-word="false"/>
      <style:text-properties style:font-name="Inter Medium" officeooo:rsid="0019d632" officeooo:paragraph-rsid="0019d632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style:font-name="Inter Light" officeooo:rsid="0019d632" officeooo:paragraph-rsid="0019d6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Craft of Code: Practices and Knowledge in the Production of Software</text:p>
      <text:p text:style-name="P2"/>
      <text:p text:style-name="P2">Pierre Depaz – pierre.depaz@sorbonne-nouvelle.fr</text:p>
      <text:p text:style-name="P2"/>
      <text:p text:style-name="P2">2021.03.29 edits</text:p>
      <text:p text:style-name="P1"/>
      <text:p text:style-name="P1"/>
      <text:p text:style-name="P1"/>
      <text:p text:style-name="P1">First, I clarified the license of the illustration used as CC2-Attribution-NonCommercial.</text:p>
      <text:p text:style-name="P1"/>
      <text:p text:style-name="P1">To strengthen the conclusion, I added two sentences:</text:p>
      <text:p text:style-name="P1"/>
      <text:p text:style-name="P3">"In this sense, conceptions of beauty and usability would gain from being extended from a short-term (readable and enjoyable by readers of the code) to a long-term one (legible and enjoyable by all). Our comparison with architecture is once again useful: while architects might hold themselves to the highest standard, external forces such as real-estate development, social segregation and budget stringency overwhelmingly thwart the attempts at creating beautiful spaces for all."</text:p>
      <text:p text:style-name="P1"/>
      <text:p text:style-name="P1">and: </text:p>
      <text:p text:style-name="P1"/>
      <text:p text:style-name="P3">"As code becomes the defining medium of the early 21st century, it also reminds us of the possibility of the essential quality, and the positive social outcomes of a work well-done, rather than relying on the assumption that poor creation doesn’t affect anyone, since it is invisible to most."</text:p>
      <text:p text:style-name="P1"/>
      <text:p text:style-name="P1">As for the references, I went ahead and removed a lot of those which seemed to me either to re-iterate a point previously made, or refer to a point that was only tangential in the development of the argument.</text:p>
      <text:p text:style-name="P1"/>
      <text:p text:style-name="P1">- removed #7: Antony Black, Guilds, since the two sources essentially making the same point.</text:p>
      <text:p text:style-name="P1">- removed #11: John Pannabecker on Diderot, since it was more focused towards formalization of implicit knowledge, which is implied in the rest of the sentence.</text:p>
      <text:p text:style-name="P1">- removed #12: Robert Gordon, Who Turned the Mechanical Ideal, since it made the same point as the following reference, but in broader terms.</text:p>
      <text:p text:style-name="P1">- removed #15: Neal Stephenson, In the beginning was the command line, as it is a specific inquiry into a particular tool, which is also covered in Levy, Hackers.</text:p>
      <text:p text:style-name="P1">- removed #18: Djikstra is already cited in the more relevant "Craftsman or Scientist?"</text:p>
      <text:p text:style-name="P1">- removed #21: The psychological aspect of programming is on the edge of the subject</text:p>
      <text:p text:style-name="P1">- removed #23,24,25 since they are just offshoots of #22</text:p>
      <text:p text:style-name="P1">- removed #29: There is plenty of literature around the fact that CS education is trying to be formalized (i.e. the very existence of CS academic programs in universities across the world).</text:p>
      <text:p text:style-name="P1"><text:soft-page-break/>- removed #30: The description of the activity of pair-programming is explicit enough (programming with four hands).</text:p>
      <text:p text:style-name="P1">- removed #33: Understanding code snippets is perhaps a little too specific for the scope of the article.</text:p>
      <text:p text:style-name="P1">- removed #35: since #34 also deals with it, except from a Chinese perspective rather than a Japanese perspective, and historically, Japanese culture has tended to be influenced by mainland Chinese, rather than the other way around.</text:p>
      <text:p text:style-name="P1">- removed #37 since it is about the educational value of software-reading, and the point on copyright is more important in that respect.</text:p>
      <text:p text:style-name="P1">- removed #38, since it was only about backing up the 1980s date for the copyrightability of software.</text:p>
      <text:p text:style-name="P1">- removed #39, since Gabriel's work is already mentioned, and touches upon the same topic</text:p>
      <text:p text:style-name="P1">- consolidated the various references to the same works (41-42)</text:p>
      <text:p text:style-name="P1">- removed #45: Artificial intelligence is only a secondary point in the article.</text:p>
      <text:p text:style-name="P1">- removed #49: The reference to LISP might be a bit technical.</text:p>
      <text:p text:style-name="P1">- removed #50: Reference the environmental impact of computing, since it isn't the main point of the sectio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'JetBrains Mono Regular" svg:font-family="''JetBrains Mono Regular', 'Droid Sans Mono', monospace, monospace, 'Droid Sans Fallback', ',', 'Droid Sans Mono', ',', monospace, ', monospace,', 'Droid Sans Fallback', 'font-weight: normal', 'font-size: 14px', 'line-height: 19px', 'white-space: pre'"/>
    <style:font-face style:name="DejaVu Sans1" svg:font-family="'DejaVu Sans'" style:font-family-generic="swiss"/>
    <style:font-face style:name="Inter Light" svg:font-family="'Inter Light'" style:font-pitch="variable"/>
    <style:font-face style:name="Inter Medium" svg:font-family="'Inter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9T10:27:18.191476555</meta:creation-date>
    <dc:date>2021-03-29T10:35:24.639919575</dc:date>
    <meta:editing-duration>PT8M7S</meta:editing-duration>
    <meta:editing-cycles>1</meta:editing-cycles>
    <meta:document-statistic meta:table-count="0" meta:image-count="0" meta:object-count="0" meta:page-count="2" meta:paragraph-count="27" meta:word-count="542" meta:character-count="3330" meta:non-whitespace-character-count="2813"/>
    <meta:generator>LibreOffice/7.1.1.2$Linux_X86_64 LibreOffice_project/10$Build-2</meta:generator>
  </office:meta>
</office:document-meta>
</file>